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77cm" table:align="left"/>
    </style:style>
    <style:style style:name="Table1.A" style:family="table-column">
      <style:table-column-properties style:column-width="2.889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2.822cm"/>
    </style:style>
    <style:style style:name="Table1.E" style:family="table-column">
      <style:table-column-properties style:column-width="3.572cm"/>
    </style:style>
    <style:style style:name="Table1.F" style:family="table-column">
      <style:table-column-properties style:column-width="2.711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16.956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2.381cm"/>
    </style:style>
    <style:style style:name="Table2.C" style:family="table-column">
      <style:table-column-properties style:column-width="2.581cm"/>
    </style:style>
    <style:style style:name="Table2.D" style:family="table-column">
      <style:table-column-properties style:column-width="2.843cm"/>
    </style:style>
    <style:style style:name="Table2.E" style:family="table-column">
      <style:table-column-properties style:column-width="3.572cm"/>
    </style:style>
    <style:style style:name="Table2.F" style:family="table-column">
      <style:table-column-properties style:column-width="2.669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16.977cm" table:align="left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5.616cm"/>
    </style:style>
    <style:style style:name="Table3.C" style:family="table-column">
      <style:table-column-properties style:column-width="5.768cm"/>
    </style:style>
    <style:style style:name="Table3.D" style:family="table-column">
      <style:table-column-properties style:column-width="2.671cm"/>
    </style:style>
    <style:style style:name="Table3.A1" style:family="table-cell">
      <style:table-cell-properties style:vertical-align="middle" fo:padding="0.185cm" fo:border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11.389cm"/>
    </style:style>
    <style:style style:name="Table4.C" style:family="table-column">
      <style:table-column-properties style:column-width="2.701cm"/>
    </style:style>
    <style:style style:name="Table4.A1" style:family="table-cell">
      <style:table-cell-properties style:vertical-align="middle" fo:padding="0.185cm" fo:border="0.05pt solid #000000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91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2.581cm"/>
    </style:style>
    <style:style style:name="Table5.D" style:family="table-column">
      <style:table-column-properties style:column-width="2.843cm"/>
    </style:style>
    <style:style style:name="Table5.E" style:family="table-column">
      <style:table-column-properties style:column-width="3.572cm"/>
    </style:style>
    <style:style style:name="Table5.F" style:family="table-column">
      <style:table-column-properties style:column-width="2.69cm"/>
    </style:style>
    <style:style style:name="Table5.A1" style:family="table-cell">
      <style:table-cell-properties style:vertical-align="middle" fo:padding="0.185cm" fo:border="0.05pt solid #000000"/>
    </style:style>
    <style:style style:name="Table6" style:family="table">
      <style:table-properties style:width="16.956cm" table:align="left"/>
    </style:style>
    <style:style style:name="Table6.A" style:family="table-column">
      <style:table-column-properties style:column-width="2.889cm"/>
    </style:style>
    <style:style style:name="Table6.B" style:family="table-column">
      <style:table-column-properties style:column-width="3.616cm"/>
    </style:style>
    <style:style style:name="Table6.C" style:family="table-column">
      <style:table-column-properties style:column-width="3.858cm"/>
    </style:style>
    <style:style style:name="Table6.D" style:family="table-column">
      <style:table-column-properties style:column-width="3.903cm"/>
    </style:style>
    <style:style style:name="Table6.E" style:family="table-column">
      <style:table-column-properties style:column-width="2.69cm"/>
    </style:style>
    <style:style style:name="Table6.A1" style:family="table-cell">
      <style:table-cell-properties style:vertical-align="middle" fo:padding="0.185cm" fo:border="0.05pt solid #000000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8.491cm"/>
    </style:style>
    <style:style style:name="Table7.B" style:family="table-column">
      <style:table-column-properties style:column-width="8.509cm"/>
    </style:style>
    <style:style style:name="Table7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weight="normal"/>
    </style:style>
    <style:style style:name="P4" style:family="paragraph" style:parent-style-name="Text_20_body">
      <style:paragraph-properties fo:margin-top="0cm" fo:margin-bottom="0cm"/>
      <style:text-properties style:font-name="Times New Roman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50%" fo:text-align="end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5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tyle-asian="italic" style:font-style-complex="italic"/>
    </style:style>
    <style:style style:name="P11" style:family="paragraph" style:parent-style-name="Table_20_Contents">
      <style:paragraph-properties fo:margin-top="0cm" fo:margin-bottom="0cm" fo:line-height="10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cm" fo:margin-bottom="0cm" fo:line-height="15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0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text-properties style:font-name="Times New Roman"/>
    </style:style>
    <style:style style:name="P15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1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7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style:font-name="Times New Roman"/>
    </style:style>
    <style:style style:name="P25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style:font-name="Times New Roman"/>
    </style:style>
    <style:style style:name="P26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50%" fo:text-align="justify" style:justify-single-word="false" fo:break-before="pag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28" style:family="paragraph">
      <style:paragraph-properties fo:line-height="150%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3" style:family="text">
      <style:text-properties fo:color="#000000" style:font-name="Times New Roman" fo:font-size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style-name="gr1" svg:width="3.726cm" svg:height="1.059cm" svg:x="0.079cm" svg:y="-0.774cm"><draw:text-box><text:p text:style-name="P28"><text:span text:style-name="T3">Załącznik nr 3</text:span></text:p></draw:text-box></draw:frame>Warszawa, 16 listopada 2013 r.</text:p>
      <text:p text:style-name="P3"><text:line-break/><text:line-break/><text:line-break/></text:p>
      <text:p text:style-name="P3"/>
      <text:p text:style-name="P8">PROTOKÓŁ Z ZEBRANIA ZAŁOŻYCIELSKIEGO</text:p>
      <text:p text:style-name="P8">STOWARZYSZENIA POLSKA GRUPA UŻYTKOWNIKÓW PYTHONA</text:p>
      <text:p text:style-name="P2"/>
      <text:p text:style-name="P7"/>
      <text:p text:style-name="P7">W dniu 16 listopada 2013 r. w Warszawie odbyło się zebranie założycielskie Stowarzyszenia Polska Grupa Użytkowników Pythona.</text:p>
      <text:p text:style-name="P2"/>
      <text:p text:style-name="P7">W zebraniu udział wzięło 29 osób.</text:p>
      <text:p text:style-name="P10">(Załącznik nr 1 - lista członków założycieli wraz z ich oświadczeniami)</text:p>
      <text:p text:style-name="P2"/>
      <text:p text:style-name="P7">Obrady otworzył Piotr Tynecki przedstawiając proponowany porządek zebrania.</text:p>
      <text:p text:style-name="P2"/>
      <text:p text:style-name="P7">Porządek zebrania założycielskiego Stowarzyszenia Polska Grupa Użytkowników Pythona:</text:p>
      <text:list xml:id="list13631714841" text:style-name="L1">
        <text:list-item>
          <text:p text:style-name="P16">Wybór Przewodniczącego i Sekretarza,</text:p>
        </text:list-item>
        <text:list-item>
          <text:p text:style-name="P16">Podjęcie uchwały o powołaniu stowarzyszenia,</text:p>
        </text:list-item>
        <text:list-item>
          <text:p text:style-name="P16">Zapoznanie się z projektem Statutu, dyskusja i podjęcie uchwały o przyjęciu Statutu,</text:p>
        </text:list-item>
        <text:list-item>
          <text:p text:style-name="P16">Wybór Komitetu Założycielskiego,</text:p>
        </text:list-item>
        <text:list-item>
          <text:p text:style-name="P16">Wybór Zarządu,</text:p>
        </text:list-item>
        <text:list-item>
          <text:p text:style-name="P16">Wybór Komisji Rewizyjnej,</text:p>
        </text:list-item>
        <text:list-item>
          <text:p text:style-name="P16">Wybór Sądu Koleżeńskiego,</text:p>
        </text:list-item>
        <text:list-item>
          <text:p text:style-name="P16">Wybór Rzecznika Dyscyplinarnego,</text:p>
        </text:list-item>
        <text:list-item>
          <text:p text:style-name="P16">Wolne wnioski.</text:p>
        </text:list-item>
      </text:list>
      <text:p text:style-name="P3"/>
      <text:p text:style-name="P9">Przyjęcie porządku zebrania założycielskiego</text:p>
      <text:p text:style-name="P7">Proponowany porządek zebrania założycielskiego poddano głosowaniu i przyjęto go jednogłośnie.</text:p>
      <text:p text:style-name="P2"/>
      <text:p text:style-name="P9">Ad. 1. Wybór Przewodniczącego i Sekretarza</text:p>
      <text:p text:style-name="P7">Na Przewodniczącego zebrania zgłoszono Piotra Tyneckiego, a na Sekretarza Pawła Bąka.</text:p>
      <text:p text:style-name="P2"/>
      <text:p text:style-name="P7"><text:soft-page-break/>W wyniku głosowania jawnego, jednogłośnie wybrano:</text:p>
      <text:list xml:id="list113916334" text:style-name="L2">
        <text:list-item>
          <text:p text:style-name="P17">Piotr Tynecki - Przewodniczący</text:p>
        </text:list-item>
        <text:list-item>
          <text:p text:style-name="P17">Paweł Bąk - Sekretarz</text:p>
        </text:list-item>
      </text:list>
      <text:p text:style-name="P2"/>
      <text:p text:style-name="P9">Ad. 2. Podjęcie uchwały o powołaniu stowarzyszenia</text:p>
      <text:p text:style-name="P7">Przewodniczący odczytał projekt uchwały o powołaniu Stowarzyszenia. W głosowaniu jawnym uchwałę przyjęto jednogłośnie.</text:p>
      <text:p text:style-name="P2"/>
      <text:p text:style-name="P25"><text:span text:style-name="T1">Ad. 3. Zapoznanie się z projektem Statutu, dyskusja i podjęcie uchwały o przyjęciu Statutu</text:span></text:p>
      <text:p text:style-name="P7">Uchwałę zatwierdzającą Statut przyjęto jednogłośnie po wprowadzeniu proponowanych zmian.</text:p>
      <text:p text:style-name="P2"/>
      <text:p text:style-name="P9">Ad. 4. Wybór Komitetu Założycielskiego</text:p>
      <text:p text:style-name="P7">Zgłoszono następujące kandydatury do Komitetu Założycielskiego:</text:p>
      <text:list xml:id="list1325559221" text:style-name="L3">
        <text:list-item>
          <text:p text:style-name="P18">Piotr Tynecki</text:p>
        </text:list-item>
        <text:list-item>
          <text:p text:style-name="P18">Paweł Bąk</text:p>
        </text:list-item>
        <text:list-item>
          <text:p text:style-name="P18">Wojciech Zając</text:p>
        </text:list-item>
      </text:list>
      <text:p text:style-name="P2"/>
      <text:p text:style-name="P7">Przewodniczący odczytał projekt uchwały o wyborze Komitetu Założycielskiego. W głosowaniu jawnym uchwałę przyjęto niejednogłośnie. Głosowało za 27 osób, przeciw było 0, a wstrzymały się 2.</text:p>
      <text:p text:style-name="P2"/>
      <text:p text:style-name="P25"><text:span text:style-name="T1">Ad. 5. Wybór Zarządu</text:span></text:p>
      <text:p text:style-name="P7">Głosowanie odbyło się w trybie jawnym, gdzie każdy członek głosował na wybranego kandydata ubiegającego się o daną funkcję w Zarządzie.</text:p>
      <text:p text:style-name="P7"/>
      <text:p text:style-name="P25"><text:span text:style-name="T2">Wyniki głosowania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1">Klaudia Prasek</text:p>
          </table:table-cell>
          <table:table-cell table:style-name="Table1.A1" office:value-type="string">
            <text:p text:style-name="P13">Jędrzej Nowak</text:p>
          </table:table-cell>
          <table:table-cell table:style-name="Table1.A1" office:value-type="string">
            <text:p text:style-name="P13">Andrzej Skupień</text:p>
          </table:table-cell>
          <table:table-cell table:style-name="Table1.A1" office:value-type="string">
            <text:p text:style-name="P13">Mateusz Harasymczuk</text:p>
          </table:table-cell>
          <table:table-cell table:style-name="Table1.A1" office:value-type="string">
            <text:p text:style-name="P13">wstrzymało się</text:p>
          </table:table-cell>
        </table:table-row>
        <table:table-row>
          <table:table-cell table:style-name="Table1.A1" office:value-type="string">
            <text:p text:style-name="P13">Prezes Zarządu</text:p>
          </table:table-cell>
          <table:table-cell table:style-name="Table1.A1" office:value-type="string">
            <text:p text:style-name="P11">14</text:p>
          </table:table-cell>
          <table:table-cell table:style-name="Table1.A1" office:value-type="string">
            <text:p text:style-name="P13">11</text:p>
          </table:table-cell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4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Piotr Skamruk</text:p>
          </table:table-cell>
          <table:table-cell table:style-name="Table2.A1" office:value-type="string">
            <text:p text:style-name="P13">Jędrzej Nowak</text:p>
          </table:table-cell>
          <table:table-cell table:style-name="Table2.A1" office:value-type="string">
            <text:p text:style-name="P13">Andrzej Skupień</text:p>
          </table:table-cell>
          <table:table-cell table:style-name="Table2.A1" office:value-type="string">
            <text:p text:style-name="P11">Piotr Tynecki</text:p>
          </table:table-cell>
          <table:table-cell table:style-name="Table2.A1" office:value-type="string">
            <text:p text:style-name="P13">wstrzymało się</text:p>
          </table:table-cell>
        </table:table-row>
        <table:table-row>
          <table:table-cell table:style-name="Table2.A1" office:value-type="string">
            <text:p text:style-name="P13">Wiceprezes Zarządu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1">24</text:p>
          </table:table-cell>
          <table:table-cell table:style-name="Table2.A1" office:value-type="string">
            <text:p text:style-name="P13">5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>Przemysław Kukulski</text:p>
          </table:table-cell>
          <table:table-cell table:style-name="Table3.A1" office:value-type="string">
            <text:p text:style-name="P13">Jędrzej Nowak</text:p>
          </table:table-cell>
          <table:table-cell table:style-name="Table3.A1" office:value-type="string">
            <text:p text:style-name="P13">wstrzymało się</text:p>
          </table:table-cell>
        </table:table-row>
        <table:table-row>
          <table:table-cell table:style-name="Table3.A1" office:value-type="string">
            <text:p text:style-name="P13">Sekretarz Zarządu</text:p>
          </table:table-cell>
          <table:table-cell table:style-name="Table3.A1" office:value-type="string">
            <text:p text:style-name="P11">13</text:p>
          </table:table-cell>
          <table:table-cell table:style-name="Table3.A1" office:value-type="string">
            <text:p text:style-name="P13">12</text:p>
          </table:table-cell>
          <table:table-cell table:style-name="Table3.A1" office:value-type="string">
            <text:p text:style-name="P13">4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Piotr Skamruk</text:p>
          </table:table-cell>
          <table:table-cell table:style-name="Table4.A1" office:value-type="string">
            <text:p text:style-name="P13">wstrzymało się</text:p>
          </table:table-cell>
        </table:table-row>
        <table:table-row>
          <table:table-cell table:style-name="Table4.A1" office:value-type="string">
            <text:p text:style-name="P13">Skarbnik Zarządu</text:p>
          </table:table-cell>
          <table:table-cell table:style-name="Table4.A1" office:value-type="string">
            <text:p text:style-name="P11">26</text:p>
          </table:table-cell>
          <table:table-cell table:style-name="Table4.A1" office:value-type="string">
            <text:p text:style-name="P13">3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1">Konrad Hałas</text:p>
          </table:table-cell>
          <table:table-cell table:style-name="Table5.A1" office:value-type="string">
            <text:p text:style-name="P13">Andrzej Skupień</text:p>
          </table:table-cell>
          <table:table-cell table:style-name="Table5.A1" office:value-type="string">
            <text:p text:style-name="P13">Filip Kłębczyk</text:p>
          </table:table-cell>
          <table:table-cell table:style-name="Table5.A1" office:value-type="string">
            <text:p text:style-name="P13">Jędrzej Nowak</text:p>
          </table:table-cell>
          <table:table-cell table:style-name="Table5.A1" office:value-type="string">
            <text:p text:style-name="P13">wstrzymało się</text:p>
          </table:table-cell>
        </table:table-row>
        <table:table-row>
          <table:table-cell table:style-name="Table5.A1" office:value-type="string">
            <text:p text:style-name="P13">Członek Zarządu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9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2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3">Andrzej Skupień</text:p>
          </table:table-cell>
          <table:table-cell table:style-name="Table6.A1" office:value-type="string">
            <text:p text:style-name="P11">Filip Kłębczyk</text:p>
          </table:table-cell>
          <table:table-cell table:style-name="Table6.A1" office:value-type="string">
            <text:p text:style-name="P13">Jędrzej Nowak</text:p>
          </table:table-cell>
          <table:table-cell table:style-name="Table6.A1" office:value-type="string">
            <text:p text:style-name="P13">wstrzymało się</text:p>
          </table:table-cell>
        </table:table-row>
        <table:table-row>
          <table:table-cell table:style-name="Table6.A1" office:value-type="string">
            <text:p text:style-name="P13">Członek Zarządu</text:p>
          </table:table-cell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1">21</text:p>
          </table:table-cell>
          <table:table-cell table:style-name="Table6.A1" office:value-type="string">
            <text:p text:style-name="P13">4</text:p>
          </table:table-cell>
          <table:table-cell table:style-name="Table6.A1" office:value-type="string">
            <text:p text:style-name="P13">4</text:p>
          </table:table-cell>
        </table:table-row>
      </table:table>
      <text:p text:style-name="P3"/>
      <text:p text:style-name="P7">W wyniku głosowania przyjęto następujące funkcje i skład Zarządu:</text:p>
      <text:list xml:id="list986814514" text:style-name="L4">
        <text:list-item>
          <text:p text:style-name="P19">Klaudia Prasek - Prezes Zarządu</text:p>
        </text:list-item>
        <text:list-item>
          <text:p text:style-name="P19">Piotr Tynecki - Wiceprezes Zarządu</text:p>
        </text:list-item>
        <text:list-item>
          <text:p text:style-name="P19">Przemysław Kukulski - Sekretarz Zarządu</text:p>
        </text:list-item>
        <text:list-item>
          <text:p text:style-name="P19">Piotr Skamruk - Skarbnik Zarządu</text:p>
        </text:list-item>
        <text:list-item>
          <text:p text:style-name="P19">Konrad Hałas - Członek Zarządu</text:p>
        </text:list-item>
        <text:list-item>
          <text:p text:style-name="P19">Filip Kłębczyk - Członek Zarządu</text:p>
        </text:list-item>
      </text:list>
      <text:p text:style-name="P2"/>
      <text:p text:style-name="P7">Przewodniczący odczytał projekt uchwały o wyborze Zarządu. W głosowaniu jawnym uchwałę przyjęto niejednogłośnie. Głosowało za 27 osób, przeciw było 0, a wstrzymały się 2.</text:p>
      <text:p text:style-name="P15"/>
      <text:p text:style-name="P27">Ad. 6. Wybór Komisji Rewizyjnej</text:p>
      <text:p text:style-name="P24"><text:span text:style-name="T2">Zgłoszono następujące kandydatury do Komisji Rewizyjnej:</text:span></text:p>
      <text:list xml:id="list1269869273" text:style-name="L5">
        <text:list-item>
          <text:p text:style-name="P21">Wojtek Matyśkiewicz - Przewodniczący Komisji Rewizyjnej</text:p>
        </text:list-item>
        <text:list-item>
          <text:p text:style-name="P21">Mateusz Harasymczuk - Wiceprzewodniczący Komisji Rewizyjnej</text:p>
        </text:list-item>
        <text:list-item>
          <text:p text:style-name="P21">Wojciech Zając - Sekretarz Komisji Rewizyjnej</text:p>
        </text:list-item>
        <text:list-item>
          <text:p text:style-name="P21">Andrzej Skupień - Członek Komisji Rewizyjnej</text:p>
        </text:list-item>
      </text:list>
      <text:p text:style-name="P2"/>
      <text:p text:style-name="P7">Skład Komisji Rewizyjnej został przegłosowany niejednogłośnie w głosowaniu jawnym. Głosowało za 22 osób, przeciw było 0, a wstrzymały się 7.</text:p>
      <text:p text:style-name="P2"/>
      <text:p text:style-name="P7">Komisja Rewizyjna jednomyślną decyzją określiła funkcje swoich członków na liście jak wyżej.</text:p>
      <text:p text:style-name="P2"/>
      <text:p text:style-name="P9">Ad. 7. Wybór Sądu Koleżeńskiego</text:p>
      <text:p text:style-name="P5">Zgłoszono następujące kandydatury do Sądu Koleżeńskiego:</text:p>
      <text:list xml:id="list477240554" text:style-name="L6">
        <text:list-item>
          <text:p text:style-name="P22">Kamil Gałuszka - Przewodniczący Sądu Koleżeńskiego</text:p>
        </text:list-item>
        <text:list-item>
          <text:p text:style-name="P22">Tomasz Szreniawski - Wiceprzewodniczący Sądu Koleżeńskiego</text:p>
        </text:list-item>
        <text:list-item>
          <text:p text:style-name="P22">Tomasz Jaśkowski - Sekretarz Sądu Koleżeńskiego</text:p>
        </text:list-item>
      </text:list>
      <text:p text:style-name="P2"/>
      <text:p text:style-name="P7">Skład Sądu Koleżeńskiego został przegłosowany niejednogłośnie w głosowaniu jawnym. Głosowało za 24 osób, przeciw było 0, a wstrzymało się 5.</text:p>
      <text:p text:style-name="P7"/>
      <text:p text:style-name="P7">Sąd Koleżeński jednomyślną decyzją określił funkcje swoich członków na liście jak wyżej.</text:p>
      <text:p text:style-name="P2"/>
      <text:p text:style-name="P9">Ad. 8. Wybór Rzecznika Dyscyplinarnego</text:p>
      <text:p text:style-name="P7">Zgłoszono następującą kandydaturę na Rzecznika Dyscyplinarnego:</text:p>
      <text:list xml:id="list851090733" text:style-name="L7">
        <text:list-item>
          <text:p text:style-name="P20">Jędrzej Nowak - Rzecznik Dyscyplinarny</text:p>
        </text:list-item>
      </text:list>
      <text:p text:style-name="P2"/>
      <text:p text:style-name="P7">Rzecznik Dyscyplinarny został przegłosowany niejednogłośnie w głosowaniu jawnym. Głosowało za 24 osób, przeciw było 0, a wstrzymało się 5.</text:p>
      <text:p text:style-name="P2"/>
      <text:p text:style-name="P9">Ad. 9. Wolne wnioski</text:p>
      <text:p text:style-name="P7">Nie zgłoszono wolnych wniosków.</text:p>
      <text:p text:style-name="P7"/>
      <text:p text:style-name="P7">Na tym zebranie zakończono.</text:p>
      <text:p text:style-name="P9"><text:soft-page-break/>Załączniki do protokołu z zebrania założycielskiego</text:p>
      <text:list xml:id="list2007332879" text:style-name="L8">
        <text:list-item>
          <text:p text:style-name="P23">Lista członków założycieli wraz z oświadczeniem członków założycieli,</text:p>
        </text:list-item>
        <text:list-item>
          <text:p text:style-name="P23">Uchwała nr 1/2013 o powołaniu stowarzyszenia</text:p>
        </text:list-item>
        <text:list-item>
          <text:p text:style-name="P23">Uchwała nr 2/2013 o przyjęciu statutu</text:p>
        </text:list-item>
        <text:list-item>
          <text:p text:style-name="P23">Uchwała nr 3/2013 o wyborze Komitetu Założycielskiego</text:p>
        </text:list-item>
        <text:list-item>
          <text:p text:style-name="P23">Uchwała nr 4/2013 o wyborze Zarządu</text:p>
        </text:list-item>
        <text:list-item>
          <text:p text:style-name="P23">Uchwała nr 5/2013 o wyborze Komisji Rewizyjnej</text:p>
        </text:list-item>
        <text:list-item>
          <text:p text:style-name="P23">Statut Stowarzyszenia Polska Grupa Użytkowników Pythona</text:p>
        </text:list-item>
      </text:list>
      <text:p text:style-name="P3"/>
      <text:p text:style-name="P3"><text:line-break/><text:line-break/><text:line-break/><text:lin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Przewodniczący</text:p>
          </table:table-cell>
          <table:table-cell table:style-name="Table7.A1" office:value-type="string">
            <text:p text:style-name="P12">Sekretar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7:50:18</meta:creation-date>
    <dc:date>2013-11-21T20:26:54</dc:date>
    <meta:editing-duration>PT2H11M31S</meta:editing-duration>
    <meta:editing-cycles>26</meta:editing-cycles>
    <meta:generator>LibreOffice/3.5$Linux_X86_64 LibreOffice_project/350m1$Build-2</meta:generator>
    <meta:document-statistic meta:table-count="7" meta:image-count="0" meta:object-count="0" meta:page-count="5" meta:paragraph-count="134" meta:word-count="669" meta:character-count="3430" meta:non-whitespace-character-count="4247"/>
  </office:meta>
</office:document-meta>
</file>